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shapes>
          <draw:frame draw:z-index="0" draw:style-name="gr1" draw:text-style-name="P1" svg:width="159.97mm" svg:height="90.04mm" svg:x="184.2mm" svg:y="31.61mm">
            <loext:p draw:notify-on-update-of-ranges="List1.E2:List1.E36 List1.F2:List1.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5" calcext:value-type="float">
            <text:p>45</text:p>
          </table:table-cell>
          <table:table-cell table:formula="of:=[.A2]/([.B2]/1000)" office:value-type="float" office:value="2.22222222222222" calcext:value-type="float">
            <text:p>2,2222222222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65" calcext:value-type="float">
            <text:p>65</text:p>
          </table:table-cell>
          <table:table-cell table:formula="of:=[.A3]/([.B3]/1000)" office:value-type="float" office:value="3.07692307692308" calcext:value-type="float">
            <text:p>3,0769230769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74" calcext:value-type="float">
            <text:p>74</text:p>
          </table:table-cell>
          <table:table-cell table:formula="of:=[.A4]/([.B4]/1000)" office:value-type="float" office:value="4.05405405405406" calcext:value-type="float">
            <text:p>4,054054054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1" calcext:value-type="float">
            <text:p>81</text:p>
          </table:table-cell>
          <table:table-cell table:formula="of:=[.A5]/([.B5]/1000)" office:value-type="float" office:value="4.93827160493827" calcext:value-type="float">
            <text:p>4,9382716049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8" calcext:value-type="float">
            <text:p>88</text:p>
          </table:table-cell>
          <table:table-cell table:formula="of:=[.A6]/([.B6]/1000)" office:value-type="float" office:value="5.68181818181818" calcext:value-type="float">
            <text:p>5,6818181818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00" calcext:value-type="float">
            <text:p>100</text:p>
          </table:table-cell>
          <table:table-cell table:formula="of:=[.A7]/([.B7]/1000)" office:value-type="float" office:value="7" calcext:value-type="float">
            <text:p>7</text:p>
          </table:table-cell>
          <table:table-cell/>
          <table:table-cell office:value-type="float" office:value="0.6" calcext:value-type="float">
            <text:p>0,6</text:p>
          </table:table-cell>
          <table:table-cell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08" calcext:value-type="float">
            <text:p>108</text:p>
          </table:table-cell>
          <table:table-cell table:formula="of:=[.A8]/([.B8]/1000)" office:value-type="float" office:value="8.33333333333333" calcext:value-type="float">
            <text:p>8,3333333333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20" calcext:value-type="float">
            <text:p>120</text:p>
          </table:table-cell>
          <table:table-cell table:formula="of:=[.A9]/([.B9]/1000)" office:value-type="float" office:value="9.16666666666667" calcext:value-type="float">
            <text:p>9,1666666667</text:p>
          </table:table-cell>
          <table:table-cell/>
          <table:table-cell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138" calcext:value-type="float">
            <text:p>138</text:p>
          </table:table-cell>
          <table:table-cell table:formula="of:=[.A10]/([.B10]/1000)" office:value-type="float" office:value="10.1449275362319" calcext:value-type="float">
            <text:p>10,144927536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152" calcext:value-type="float">
            <text:p>152</text:p>
          </table:table-cell>
          <table:table-cell table:formula="of:=[.A11]/([.B11]/1000)" office:value-type="float" office:value="11.1842105263158" calcext:value-type="float">
            <text:p>11,1842105263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table:formula="of:=[.A12]/([.B12]/1000)" office:value-type="float" office:value="11.9760479041916" calcext:value-type="float">
            <text:p>11,9760479042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180" calcext:value-type="float">
            <text:p>180</text:p>
          </table:table-cell>
          <table:table-cell table:formula="of:=[.A13]/([.B13]/1000)" office:value-type="float" office:value="12.7777777777778" calcext:value-type="float">
            <text:p>12,7777777778</text:p>
          </table:table-cell>
          <table:table-cell/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190" calcext:value-type="float">
            <text:p>190</text:p>
          </table:table-cell>
          <table:table-cell table:formula="of:=[.A14]/([.B14]/1000)" office:value-type="float" office:value="13.6842105263158" calcext:value-type="float">
            <text:p>13,6842105263</text:p>
          </table:table-cell>
          <table:table-cell/>
          <table:table-cell office:value-type="float" office:value="1.3" calcext:value-type="float">
            <text:p>1,3</text:p>
          </table:table-cell>
          <table:table-cell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02" calcext:value-type="float">
            <text:p>202</text:p>
          </table:table-cell>
          <table:table-cell table:formula="of:=[.A15]/([.B15]/1000)" office:value-type="float" office:value="14.3564356435644" calcext:value-type="float">
            <text:p>14,3564356436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213" calcext:value-type="float">
            <text:p>213</text:p>
          </table:table-cell>
          <table:table-cell table:formula="of:=[.A16]/([.B16]/1000)" office:value-type="float" office:value="15.0234741784038" calcext:value-type="float">
            <text:p>15,0234741784</text:p>
          </table:table-cell>
          <table:table-cell/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23" calcext:value-type="float">
            <text:p>223</text:p>
          </table:table-cell>
          <table:table-cell table:formula="of:=[.A17]/([.B17]/1000)" office:value-type="float" office:value="15.695067264574" calcext:value-type="float">
            <text:p>15,6950672646</text:p>
          </table:table-cell>
          <table:table-cell/>
          <table:table-cell office:value-type="float" office:value="1.6" calcext:value-type="float">
            <text:p>1,6</text:p>
          </table:table-cell>
          <table:table-cell/>
        </table:table-row>
        <table:table-row table:style-name="ro1">
          <table:table-cell table:number-columns-repeated="4"/>
          <table:table-cell office:value-type="float" office:value="1.7" calcext:value-type="float">
            <text:p>1,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23" calcext:value-type="float">
            <text:p>0,23</text:p>
          </table:table-cell>
          <table:table-cell table:style-name="ce1" table:formula="of:=[.A19]/([.B19]/1000)" office:value-type="float" office:value="434.782608695652" calcext:value-type="float">
            <text:p>434,7826086957</text:p>
          </table:table-cell>
          <table:table-cell/>
          <table:table-cell office:value-type="float" office:value="1.8" calcext:value-type="float">
            <text:p>1,8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43" calcext:value-type="float">
            <text:p>0,43</text:p>
          </table:table-cell>
          <table:table-cell table:style-name="ce1" table:formula="of:=[.A20]/([.B20]/1000)" office:value-type="float" office:value="465.116279069768" calcext:value-type="float">
            <text:p>465,1162790698</text:p>
          </table:table-cell>
          <table:table-cell/>
          <table:table-cell office:value-type="float" office:value="1.9" calcext:value-type="float">
            <text:p>1,9</text:p>
          </table:table-cell>
          <table:table-cell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64" calcext:value-type="float">
            <text:p>0,64</text:p>
          </table:table-cell>
          <table:table-cell table:style-name="ce1" table:formula="of:=[.A21]/([.B21]/1000)" office:value-type="float" office:value="468.75" calcext:value-type="float">
            <text:p>468,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88" calcext:value-type="float">
            <text:p>0,88</text:p>
          </table:table-cell>
          <table:table-cell table:style-name="ce1" table:formula="of:=[.A22]/([.B22]/1000)" office:value-type="float" office:value="454.545454545455" calcext:value-type="float">
            <text:p>454,5454545455</text:p>
          </table:table-cell>
          <table:table-cell/>
          <table:table-cell office:value-type="float" office:value="2.1" calcext:value-type="float">
            <text:p>2,1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.08" calcext:value-type="float">
            <text:p>1,08</text:p>
          </table:table-cell>
          <table:table-cell table:style-name="ce1" table:formula="of:=[.A23]/([.B23]/1000)" office:value-type="float" office:value="462.962962962963" calcext:value-type="float">
            <text:p>462,962962963</text:p>
          </table:table-cell>
          <table:table-cell/>
          <table:table-cell office:value-type="float" office:value="2.2" calcext:value-type="float">
            <text:p>2,2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.62" calcext:value-type="float">
            <text:p>1,62</text:p>
          </table:table-cell>
          <table:table-cell table:style-name="ce1" table:formula="of:=[.A24]/([.B24]/1000)" office:value-type="float" office:value="432.098765432099" calcext:value-type="float">
            <text:p>432,0987654321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1.91" calcext:value-type="float">
            <text:p>1,91</text:p>
          </table:table-cell>
          <table:table-cell table:style-name="ce1" table:formula="of:=[.A25]/([.B25]/1000)" office:value-type="float" office:value="471.204188481675" calcext:value-type="float">
            <text:p>471,2041884817</text:p>
          </table:table-cell>
          <table:table-cell/>
          <table:table-cell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2.36" calcext:value-type="float">
            <text:p>2,36</text:p>
          </table:table-cell>
          <table:table-cell table:style-name="ce1" table:formula="of:=[.A26]/([.B26]/1000)" office:value-type="float" office:value="466.101694915254" calcext:value-type="float">
            <text:p>466,1016949153</text:p>
          </table:table-cell>
          <table:table-cell/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3" calcext:value-type="float">
            <text:p>3</text:p>
          </table:table-cell>
          <table:table-cell table:style-name="ce1" table:formula="of:=[.A27]/([.B27]/1000)" office:value-type="float" office:value="466.666666666667" calcext:value-type="float">
            <text:p>466,6666666667</text:p>
          </table:table-cell>
          <table:table-cell/>
          <table:table-cell office:value-type="float" office:value="2.6" calcext:value-type="float">
            <text:p>2,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3.6" calcext:value-type="float">
            <text:p>3,6</text:p>
          </table:table-cell>
          <table:table-cell table:style-name="ce1" table:formula="of:=[.A28]/([.B28]/1000)" office:value-type="float" office:value="472.222222222222" calcext:value-type="float">
            <text:p>472,2222222222</text:p>
          </table:table-cell>
          <table:table-cell/>
          <table:table-cell office:value-type="float" office:value="2.7" calcext:value-type="float">
            <text:p>2,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3" calcext:value-type="float">
            <text:p>4,23</text:p>
          </table:table-cell>
          <table:table-cell table:style-name="ce1" table:formula="of:=[.A29]/([.B29]/1000)" office:value-type="float" office:value="472.813238770686" calcext:value-type="float">
            <text:p>472,8132387707</text:p>
          </table:table-cell>
          <table:table-cell/>
          <table:table-cell office:value-type="float" office:value="2.8" calcext:value-type="float">
            <text:p>2,8</text:p>
          </table:table-cell>
          <table:table-cell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4.93" calcext:value-type="float">
            <text:p>4,93</text:p>
          </table:table-cell>
          <table:table-cell table:style-name="ce1" table:formula="of:=[.A30]/([.B30]/1000)" office:value-type="float" office:value="466.531440162272" calcext:value-type="float">
            <text:p>466,5314401623</text:p>
          </table:table-cell>
          <table:table-cell/>
          <table:table-cell office:value-type="float" office:value="2.9" calcext:value-type="float">
            <text:p>2,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5.52" calcext:value-type="float">
            <text:p>5,52</text:p>
          </table:table-cell>
          <table:table-cell table:style-name="ce1" table:formula="of:=[.A31]/([.B31]/1000)" office:value-type="float" office:value="471.014492753623" calcext:value-type="float">
            <text:p>471,0144927536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6.22" calcext:value-type="float">
            <text:p>6,22</text:p>
          </table:table-cell>
          <table:table-cell table:style-name="ce1" table:formula="of:=[.A32]/([.B32]/1000)" office:value-type="float" office:value="466.237942122187" calcext:value-type="float">
            <text:p>466,2379421222</text:p>
          </table:table-cell>
          <table:table-cell/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6.82" calcext:value-type="float">
            <text:p>6,82</text:p>
          </table:table-cell>
          <table:table-cell table:style-name="ce1" table:formula="of:=[.A33]/([.B33]/1000)" office:value-type="float" office:value="469.208211143695" calcext:value-type="float">
            <text:p>469,2082111437</text:p>
          </table:table-cell>
          <table:table-cell/>
          <table:table-cell office:value-type="float" office:value="3.2" calcext:value-type="float">
            <text:p>3,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7.49" calcext:value-type="float">
            <text:p>7,49</text:p>
          </table:table-cell>
          <table:table-cell table:style-name="ce1" table:formula="of:=[.A34]/([.B34]/1000)" office:value-type="float" office:value="467.289719626168" calcext:value-type="float">
            <text:p>467,2897196262</text:p>
          </table:table-cell>
          <table:table-cell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table:number-columns-repeated="4"/>
          <table:table-cell office:value-type="float" office:value="3.4" calcext:value-type="float">
            <text:p>3,4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1" office:value-type="float" office:value="434.782608695652" calcext:value-type="float">
            <text:p>434,7826086957</text:p>
          </table:table-cell>
          <table:table-cell table:number-columns-repeated="2"/>
          <table:table-cell office:value-type="float" office:value="3.5" calcext:value-type="float">
            <text:p>3,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ce1" office:value-type="float" office:value="465.116279069768" calcext:value-type="float">
            <text:p>465,1162790698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,3</text:p>
          </table:table-cell>
          <table:table-cell table:style-name="ce1" office:value-type="float" office:value="468.75" calcext:value-type="float">
            <text:p>468,75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,4</text:p>
          </table:table-cell>
          <table:table-cell table:style-name="ce1" office:value-type="float" office:value="454.545454545455" calcext:value-type="float">
            <text:p>454,5454545455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1" office:value-type="float" office:value="462.962962962963" calcext:value-type="float">
            <text:p>462,962962963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,7</text:p>
          </table:table-cell>
          <table:table-cell table:style-name="ce1" office:value-type="float" office:value="432.098765432099" calcext:value-type="float">
            <text:p>432,0987654321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,9</text:p>
          </table:table-cell>
          <table:table-cell table:style-name="ce1" office:value-type="float" office:value="471.204188481675" calcext:value-type="float">
            <text:p>471,2041884817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,1</text:p>
          </table:table-cell>
          <table:table-cell table:style-name="ce1" office:value-type="float" office:value="466.101694915254" calcext:value-type="float">
            <text:p>466,1016949153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,4</text:p>
          </table:table-cell>
          <table:table-cell table:style-name="ce1" office:value-type="float" office:value="466.666666666667" calcext:value-type="float">
            <text:p>466,6666666667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,7</text:p>
          </table:table-cell>
          <table:table-cell table:style-name="ce1" office:value-type="float" office:value="472.222222222222" calcext:value-type="float">
            <text:p>472,222222222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472.813238770686" calcext:value-type="float">
            <text:p>472,8132387707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,3</text:p>
          </table:table-cell>
          <table:table-cell table:style-name="ce1" office:value-type="float" office:value="466.531440162272" calcext:value-type="float">
            <text:p>466,5314401623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,6</text:p>
          </table:table-cell>
          <table:table-cell table:style-name="ce1" office:value-type="float" office:value="471.014492753623" calcext:value-type="float">
            <text:p>471,0144927536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,9</text:p>
          </table:table-cell>
          <table:table-cell table:style-name="ce1" office:value-type="float" office:value="466.237942122187" calcext:value-type="float">
            <text:p>466,2379421222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,2</text:p>
          </table:table-cell>
          <table:table-cell table:style-name="ce1" office:value-type="float" office:value="469.208211143695" calcext:value-type="float">
            <text:p>469,2082111437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,5</text:p>
          </table:table-cell>
          <table:table-cell table:style-name="ce1" office:value-type="float" office:value="467.289719626168" calcext:value-type="float">
            <text:p>467,289719626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.00.0000</text:date>, <text:time style:data-style-name="N2" text:time-value="12:40:20.141516498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2:40:39.300761539</meta:creation-date>
    <meta:editing-duration>PT1H17M24S</meta:editing-duration>
    <meta:editing-cycles>2</meta:editing-cycles>
    <meta:generator>LibreOffice/5.1.6.2$Linux_x86 LibreOffice_project/10m0$Build-2</meta:generator>
    <dc:date>2018-10-22T18:27:50.650817439</dc:date>
    <meta:document-statistic meta:table-count="1" meta:cell-count="1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svg:x="0cm" svg:y="0cm" style:legend-expansion="custom" chartooo:width="15.998cm" chartooo:height="9.005cm" style:legend-expansion-aspect-ratio="1.77656857301499" chart:style-name="ch2"/>
        <chart:plot-area chart:style-name="ch3" table:cell-range-address="List1.E2:List1.F36" svg:x="0.319cm" svg:y="0.18cm" svg:width="15.36cm" svg:height="8.645cm">
          <chartooo:coordinate-region svg:x="1.126cm" svg:y="0.379cm" svg:width="14.36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E2:List1.E36" chart:class="chart:line">
            <chart:data-point chart:repeated="35"/>
          </chart:series>
          <chart:series chart:style-name="ch7" chart:values-cell-range-address="List1.F2:List1.F36" chart:class="chart:line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E</text:p>
              </table:table-cell>
              <table:table-cell office:value-type="string">
                <text:p>Sloupec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List1.E2:List1.E36</svg:desc>
                </draw:g>
              </table:table-cell>
              <table:table-cell office:value-type="float" office:value="45">
                <text:p>45</text:p>
                <draw:g>
                  <svg:desc>List1.F2:List1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">
                <text:p>1.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3">
                <text:p>2.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6">
                <text:p>2.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9">
                <text:p>2.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2">
                <text:p>3.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">
                <text:p>3.5</text:p>
              </table:table-cell>
              <table:table-cell office:value-type="float" office:value="223">
                <text:p>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